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19cm" fo:min-width="3.7cm"/>
    </style:style>
    <style:style style:name="gr2" style:family="graphic" style:parent-style-name="standard">
      <style:graphic-properties draw:textarea-horizontal-align="justify" draw:textarea-vertical-align="middle" draw:auto-grow-height="false" fo:min-height="2.18cm" fo:min-width="6.6cm"/>
    </style:style>
    <style:style style:name="gr3" style:family="graphic" style:parent-style-name="objectwithoutfill">
      <style:graphic-properties svg:stroke-color="#ef413d"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cm" fo:min-width="7.2cm"/>
    </style:style>
    <style:style style:name="gr5" style:family="graphic" style:parent-style-name="objectwithoutfill">
      <style:graphic-properties svg:stroke-color="#72bf44"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92cm" fo:min-width="5.8cm"/>
    </style:style>
    <style:style style:name="gr7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2cm" svg:height="1.44cm" svg:x="12.5cm" svg:y="5.86cm">
          <text:p text:style-name="P1">Colony siz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1cm" svg:height="2.43cm" svg:x="1.2cm" svg:y="5.4cm">
          <text:p text:style-name="P1">Negative interactions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.1cm" svg:y1="6.57cm" svg:x2="8.9cm" svg:y2="6.57cm">
          <text:p/>
        </draw:line>
        <draw:custom-shape draw:style-name="gr4" draw:text-style-name="P1" draw:layer="layout" svg:width="7.7cm" svg:height="2.25cm" svg:x="19.3cm" svg:y="2.25cm">
          <text:p text:style-name="P1">Alt. Habitat availability 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9cm" svg:y1="3.33cm" svg:x2="17.1cm" svg:y2="6.3cm">
          <text:p/>
        </draw:line>
        <draw:custom-shape draw:style-name="gr4" draw:text-style-name="P1" draw:layer="layout" svg:width="7.7cm" svg:height="2.25cm" svg:x="19.2cm" svg:y="6.93cm">
          <text:p text:style-name="P1">Local food availability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8.9cm" svg:y1="8.01cm" svg:x2="17.1cm" svg:y2="6.84cm">
          <text:p/>
        </draw:line>
        <draw:custom-shape draw:style-name="gr6" draw:text-style-name="P1" draw:layer="layout" svg:width="6.3cm" svg:height="1.17cm" svg:x="16.4cm" svg:y="10.35cm">
          <text:p text:style-name="P1">Waste managemen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3cm" svg:height="1.17cm" svg:x="9.7cm" svg:y="12.96cm">
          <text:p text:style-name="P1">People’s behaviour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4.6cm" svg:y1="12.69cm" svg:x2="16.1cm" svg:y2="11.34cm">
          <text:p/>
        </draw:line>
        <draw:line draw:style-name="gr5" draw:text-style-name="P2" draw:layer="layout" svg:x1="16.1cm" svg:y1="13.05cm" svg:x2="17.6cm" svg:y2="11.7cm">
          <text:p/>
        </draw:line>
        <draw:line draw:style-name="gr8" draw:text-style-name="P2" draw:layer="layout" svg:x1="21.7cm" svg:y1="10.17cm" svg:x2="22.4cm" svg:y2="9.18cm">
          <text:p/>
        </draw:lin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roen Minderman</meta:initial-creator>
    <meta:creation-date>2020-03-25T11:34:51.083349254</meta:creation-date>
    <dc:date>2020-03-25T12:02:50.559473537</dc:date>
    <dc:creator>Jeroen Minderman</dc:creator>
    <meta:editing-duration>PT17M27S</meta:editing-duration>
    <meta:editing-cycles>1</meta:editing-cycles>
    <meta:document-statistic meta:object-count="35"/>
    <meta:generator>LibreOffice/6.0.7.3$Linux_X86_64 LibreOffice_project/00m0$Build-3</meta:generator>
  </office:meta>
</office:document-meta>
</file>